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StrokedCirc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fill="none" fo:min-height="0.404cm"/>
    </style:style>
    <style:style style:name="gr6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StrokedTriangle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="Arrow" draw:marker-start-width="0.3cm" draw:marker-start-center="false" draw:marker-end="" draw:marker-end-width="0.3cm" draw:marker-end-center="false" draw:fill="solid" draw:fill-color="#99ccff" draw:textarea-horizontal-align="center" draw:textarea-vertical-align="botto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6" style:family="paragraph">
      <style:paragraph-properties fo:text-align="center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3.429cm" svg:x="1cm" svg:y="3.413cm">
          <text:p text:style-name="P1">Game Data Interface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ClassName" draw:style-name="gr2" draw:text-style-name="P3" xml:id="id3" draw:id="id3" draw:layer="layout" svg:width="4cm" svg:height="1.62cm" svg:x="22.336cm" svg:y="4.46cm">
          <text:p text:style-name="P2"><text:span text:style-name="T1">GameDataClass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3" draw:text-style-name="P3" xml:id="id1" draw:id="id1" draw:layer="layout" svg:width="4cm" svg:height="1.62cm" svg:x="2.143cm" svg:y="4.81cm">
          <text:p text:style-name="P2"><text:span text:style-name="T1">PlayerControl</text:span></text:p>
          <draw:enhanced-geometry svg:viewBox="0 0 1000 404" draw:text-areas="0 0 1000 404" draw:type="NonPrimitive" draw:enhanced-path="M 1000 404 L 1000 0 0 0 0 404 Z"/>
        </draw:custom-shape>
        <draw:connector draw:style-name="gr4" draw:text-style-name="P4" draw:layer="layout" svg:x1="24.338cm" svg:y1="2.674cm" svg:x2="24.343cm" svg:y2="3.444cm" svg:d="M24338 2674v385h5v385" svg:viewBox="0 0 6 771">
          <text:p/>
        </draw:connector>
        <draw:frame draw:style-name="gr5" draw:text-style-name="P5" draw:layer="layout" svg:width="3.889cm" svg:height="0.654cm" svg:x="22.527cm" svg:y="1.999cm">
          <draw:text-box>
            <text:p text:style-name="P5">createGameData()</text:p>
          </draw:text-box>
        </draw:frame>
        <draw:custom-shape draw:name="ClassName" draw:style-name="gr6" draw:text-style-name="P3" xml:id="id4" draw:id="id4" draw:layer="layout" svg:width="4cm" svg:height="1.62cm" svg:x="22.336cm" svg:y="7.858cm">
          <text:p text:style-name="P2"><text:span text:style-name="T1">GameHandl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7" draw:text-style-name="P3" xml:id="id2" draw:id="id2" draw:layer="layout" svg:width="4cm" svg:height="1.62cm" svg:x="2.143cm" svg:y="7.858cm">
          <text:p text:style-name="P2"><text:span text:style-name="T1">UserInpu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8" draw:text-style-name="P3" xml:id="id10" draw:id="id10" draw:layer="layout" svg:width="4cm" svg:height="1.62cm" svg:x="21.129cm" svg:y="10.525cm">
          <text:p text:style-name="P2"><text:span text:style-name="T1">PlayerHandl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9" draw:text-style-name="P3" xml:id="id11" draw:id="id11" draw:layer="layout" svg:width="4cm" svg:height="1.62cm" svg:x="21.13cm" svg:y="13.604cm">
          <text:p text:style-name="P2"><text:span text:style-name="T1">WorldHandl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0" draw:text-style-name="P3" xml:id="id12" draw:id="id12" draw:layer="layout" svg:width="4cm" svg:height="1.62cm" svg:x="21.13cm" svg:y="16.652cm">
          <text:p text:style-name="P2"><text:span text:style-name="T1">BulletHandler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1" draw:text-style-name="P3" xml:id="id5" draw:id="id5" draw:layer="layout" svg:width="4cm" svg:height="1.62cm" svg:x="14.208cm" svg:y="7.985cm">
          <text:p text:style-name="P2"><text:span text:style-name="T1">ObjectBaseClass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2" draw:text-style-name="P3" xml:id="id6" draw:id="id6" draw:layer="layout" svg:width="4cm" svg:height="1.62cm" svg:x="14.526cm" svg:y="10.525cm">
          <text:p text:style-name="P2"><text:span text:style-name="T1">BasePlayerObjec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3" draw:text-style-name="P3" xml:id="id8" draw:id="id8" draw:layer="layout" svg:width="4cm" svg:height="1.62cm" svg:x="9.382cm" svg:y="12.08cm">
          <text:p text:style-name="P2"><text:span text:style-name="T1">ConcretePlayerObjec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4" draw:text-style-name="P3" xml:id="id7" draw:id="id7" draw:layer="layout" svg:width="4cm" svg:height="1.62cm" svg:x="14.526cm" svg:y="13.604cm">
          <text:p text:style-name="P2"><text:span text:style-name="T1">BaseWorldObject</text:span></text:p>
          <draw:enhanced-geometry svg:viewBox="0 0 1000 404" draw:text-areas="0 0 1000 404" draw:type="NonPrimitive" draw:enhanced-path="M 1000 404 L 1000 0 0 0 0 404 Z"/>
        </draw:custom-shape>
        <draw:custom-shape draw:name="ClassName" draw:style-name="gr15" draw:text-style-name="P3" xml:id="id9" draw:id="id9" draw:layer="layout" svg:width="4cm" svg:height="1.62cm" svg:x="9.382cm" svg:y="15.097cm">
          <text:p text:style-name="P2"><text:span text:style-name="T1">StarObject</text:span></text:p>
          <draw:enhanced-geometry svg:viewBox="0 0 1000 404" draw:text-areas="0 0 1000 404" draw:type="NonPrimitive" draw:enhanced-path="M 1000 404 L 1000 0 0 0 0 404 Z"/>
        </draw:custom-shape>
        <draw:connector draw:style-name="gr16" draw:text-style-name="P4" draw:layer="layout" svg:x1="4.143cm" svg:y1="6.43cm" svg:x2="4.143cm" svg:y2="7.858cm" draw:start-shape="id1" draw:start-glue-point="2" draw:end-shape="id2" svg:d="M4143 6430v1428" svg:viewBox="0 0 1 1429">
          <text:p/>
        </draw:connector>
        <draw:connector draw:style-name="gr17" draw:text-style-name="P4" draw:layer="layout" svg:x1="24.336cm" svg:y1="6.08cm" svg:x2="24.336cm" svg:y2="7.858cm" draw:start-shape="id3" draw:start-glue-point="2" draw:end-shape="id4" draw:end-glue-point="0" svg:d="M24336 6080v1778" svg:viewBox="0 0 1 1779">
          <text:p/>
        </draw:connector>
        <draw:connector draw:style-name="gr18" draw:text-style-name="P4" draw:layer="layout" draw:line-skew="-0.248cm 2.533cm" svg:x1="18.208cm" svg:y1="8.795cm" svg:x2="16.526cm" svg:y2="10.525cm" draw:start-shape="id5" draw:start-glue-point="1" draw:end-shape="id6" draw:end-glue-point="0" svg:d="M18208 8795h572v1222h-2254v508" svg:viewBox="0 0 2255 1731">
          <text:p/>
        </draw:connector>
        <draw:connector draw:style-name="gr19" draw:text-style-name="P4" draw:layer="layout" draw:line-skew="0.07cm 1.714cm" svg:x1="18.208cm" svg:y1="8.795cm" svg:x2="16.526cm" svg:y2="13.604cm" draw:start-shape="id5" draw:start-glue-point="1" draw:end-shape="id7" draw:end-glue-point="0" svg:d="M18208 8795h572v4524h-2254v285" svg:viewBox="0 0 2255 4810">
          <text:p/>
        </draw:connector>
        <draw:connector draw:style-name="gr20" draw:text-style-name="P4" draw:layer="layout" svg:x1="16.526cm" svg:y1="12.145cm" svg:x2="13.382cm" svg:y2="12.89cm" draw:start-shape="id6" draw:start-glue-point="2" draw:end-shape="id8" draw:end-glue-point="1" svg:d="M16526 12145v745h-3144" svg:viewBox="0 0 3145 746">
          <text:p/>
        </draw:connector>
        <draw:connector draw:style-name="gr21" draw:text-style-name="P4" draw:layer="layout" svg:x1="16.526cm" svg:y1="15.224cm" svg:x2="13.382cm" svg:y2="15.907cm" draw:start-shape="id7" draw:start-glue-point="2" draw:end-shape="id9" draw:end-glue-point="1" svg:d="M16526 15224v683h-3144" svg:viewBox="0 0 3145 684">
          <text:p/>
        </draw:connector>
        <draw:connector draw:style-name="gr22" draw:text-style-name="P4" draw:layer="layout" svg:x1="6.143cm" svg:y1="8.668cm" svg:x2="14.526cm" svg:y2="11.335cm" draw:start-shape="id2" draw:start-glue-point="1" draw:end-shape="id6" draw:end-glue-point="3" svg:d="M6143 8668h4192v2667h4191" svg:viewBox="0 0 8384 2668">
          <text:p/>
        </draw:connector>
        <draw:connector draw:style-name="gr23" draw:text-style-name="P6" draw:layer="layout" draw:line-skew="0cm 0.388cm" svg:x1="24.336cm" svg:y1="9.478cm" svg:x2="25.129cm" svg:y2="11.335cm" draw:start-shape="id4" draw:start-glue-point="2" draw:end-shape="id10" draw:end-glue-point="1" svg:d="M24336 9478v524h1683v1333h-890" svg:viewBox="0 0 1684 1858">
          <text:p/>
        </draw:connector>
        <draw:connector draw:style-name="gr23" draw:text-style-name="P6" draw:layer="layout" draw:line-skew="-1.525cm 0.387cm" svg:x1="24.336cm" svg:y1="9.478cm" svg:x2="25.13cm" svg:y2="14.414cm" draw:start-shape="id4" draw:start-glue-point="2" draw:end-shape="id11" draw:end-glue-point="1" svg:d="M24336 9478v539h1683v4397h-889" svg:viewBox="0 0 1684 4937">
          <text:p/>
        </draw:connector>
        <draw:connector draw:style-name="gr23" draw:text-style-name="P6" draw:layer="layout" draw:line-skew="-3.049cm 0.387cm" svg:x1="24.336cm" svg:y1="9.478cm" svg:x2="25.13cm" svg:y2="17.462cm" draw:start-shape="id4" draw:start-glue-point="2" draw:end-shape="id12" draw:end-glue-point="1" svg:d="M24336 9478v539h1683v7445h-889" svg:viewBox="0 0 1684 7985">
          <text:p/>
        </draw:connector>
        <draw:connector draw:style-name="gr23" draw:text-style-name="P6" draw:layer="layout" svg:x1="21.129cm" svg:y1="11.335cm" svg:x2="18.526cm" svg:y2="11.335cm" draw:start-shape="id10" draw:start-glue-point="3" draw:end-shape="id6" svg:d="M21129 11335h-2603" svg:viewBox="0 0 2604 1">
          <text:p/>
        </draw:connector>
        <draw:connector draw:style-name="gr23" draw:text-style-name="P6" draw:layer="layout" svg:x1="21.13cm" svg:y1="14.414cm" svg:x2="18.526cm" svg:y2="14.414cm" draw:start-shape="id11" draw:start-glue-point="3" draw:end-shape="id7" draw:end-glue-point="1" svg:d="M21130 14414h-2604" svg:viewBox="0 0 2605 1">
          <text:p/>
        </draw:connector>
        <draw:frame draw:style-name="gr24" draw:text-style-name="P7" draw:layer="layout" svg:width="2.032cm" svg:height="0.692cm" svg:x="19.034cm" svg:y="10.722cm">
          <draw:text-box>
            <text:p text:style-name="P7"><text:span text:style-name="T2">vector</text:span></text:p>
          </draw:text-box>
        </draw:frame>
        <draw:frame draw:style-name="gr24" draw:text-style-name="P7" draw:layer="layout" svg:width="2.032cm" svg:height="0.692cm" svg:x="19.034cm" svg:y="13.7cm">
          <draw:text-box>
            <text:p text:style-name="P7"><text:span text:style-name="T2">v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0 200" svg:d="M0 200l50-200 50 200h-4l-46-196-46 196z"/>
    <draw:marker draw:name="Arrowheads_20_2" draw:display-name="Arrowheads 2" svg:viewBox="0 0 100 200" svg:d="M0 200l50-200 50 200h-4l-46-196-46 196z"/>
    <draw:marker draw:name="Arrowheads_20_3" draw:display-name="Arrowheads 3" svg:viewBox="0 0 100 200" svg:d="M0 200l50-200 50 200h-4l-46-196-46 196z"/>
    <draw:marker draw:name="Arrowheads_20_4" draw:display-name="Arrowheads 4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19:32:34.583662879</meta:creation-date>
    <dc:date>2015-09-02T19:57:20.202560220</dc:date>
    <meta:editing-duration>PT21M45S</meta:editing-duration>
    <meta:editing-cycles>14</meta:editing-cycles>
    <meta:generator>LibreOffice/4.2.8.2$Linux_x86 LibreOffice_project/420m0$Build-2</meta:generator>
    <meta:document-statistic meta:object-count="29"/>
  </office:meta>
</office:document-meta>
</file>